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1.20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</style:style>
    <style:style style:name="P3" style:family="paragraph">
      <style:paragraph-properties fo:text-align="start"/>
      <style:text-properties fo:color="#000000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17pt" style:font-size-asian="17pt" style:font-size-complex="17pt"/>
    </style:style>
    <style:style style:name="T1" style:family="text">
      <style:text-properties fo:color="#000000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7pt" style:font-size-asian="17pt" style:font-size-complex="17pt"/>
    </style:style>
    <style:style style:name="T5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gday Argentina 2013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2" draw:text-style-name="P3" draw:layer="layout" svg:width="23cm" svg:height="16.459cm" svg:x="2.5cm" svg:y="3.375cm" presentation:class="subtitle" presentation:user-transformed="true">
          <draw:text-box>
            <text:p text:style-name="P1"><text:span text:style-name="T1"/></text:p>
            <text:p text:style-name="P1"><text:span text:style-name="T1">Sql embebido, el concepto</text:span></text:p>
            <text:p text:style-name="P2"><text:span text:style-name="T1"/></text:p>
            <text:p text:style-name="P2"><text:span text:style-name="T1">Consiste en codigo escrito en un programa, en este caso C, mezclado con comandos SQL en secciones especialmente marcadas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1" draw:layer="layout" svg:width="0.502cm" svg:height="1.187cm" svg:x="3.2cm" svg:y="12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>Sql embebido, Ventajas</text:p>
                <text:p/>
              </text:list-header>
              <text:list-item>
                <text:p text:style-name="P2">Simplificación del paso de datos a variables del lenguaje anfitrion.</text:p>
              </text:list-item>
              <text:list-item>
                <text:p text:style-name="P2">Corrección de sentencias SQL.</text:p>
              </text:list-item>
              <text:list-item>
                <text:p text:style-name="P2">Portabilidad. Comandos SQL embebidos son escritos en SQL standard. (ProC, E/SQL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Comando ecpg</text:p>
                <text:p text:style-name="P2">Antes de compilar se pasa el codigo fuente por el preprocesador de sql embebido en C que convertira las sentencias SQL en llamadas a funciones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>Configuración del entorno</text:p>
                <text:p/>
              </text:list-header>
              <text:list-item>
                <text:p>Desde repositorios</text:p>
                <text:p>sudo apt-get install libecpg-dev (ubuntu)</text:p>
                <text:p>yum install postgresql-devel.x86_64 </text:p>
              </text:list-item>
              <text:list-item>
                <text:p>Compilando postgres.</text:p>
              </text:list-item>
            </text:list>
            <text:list text:style-name="L3">
              <text:list-header>
                <text:p>Viene dentro del codigo fuente</text:p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5" draw:layer="layout" svg:width="14.8cm" svg:height="4.6cm" svg:x="1.6cm" svg:y="5.6cm" presentation:class="outline" presentation:user-transformed="true">
          <draw:text-box>
            <text:list text:style-name="L2">
              <text:list-header>
                <text:p><text:span text:style-name="T2">EXEC SQL BEGIN DECLARE SECTION; <text:s text:c="2"/></text:span></text:p>
                <text:p><text:span text:style-name="T2"><text:s text:c="2"/></text:span><text:span text:style-name="T2">short int asistente_id; <text:s text:c="2"/></text:span></text:p>
                <text:p><text:span text:style-name="T2"><text:s text:c="2"/></text:span><text:span text:style-name="T2">char asistente_nya[250];</text:span></text:p>
                <text:p><text:span text:style-name="T2">EXEC SQL END DECLARE SECTION</text:span></text:p>
              </text:list-header>
            </text:list>
          </draw:text-box>
        </draw:frame>
        <draw:frame draw:style-name="gr3" draw:text-style-name="P4" draw:layer="layout" svg:width="22.2cm" svg:height="1.195cm" svg:x="2.2cm" svg:y="3.8cm">
          <draw:text-box>
            <text:p text:style-name="P4"><text:span text:style-name="T3">Estructura de un programa C con SQL embebido</text:span></text:p>
          </draw:text-box>
        </draw:frame>
        <draw:frame draw:style-name="gr4" draw:layer="layout" svg:width="21.6cm" svg:height="4.517cm" svg:x="2.4cm" svg:y="10.594cm">
          <draw:text-box>
            <text:p/>
            <text:p><text:s/>EXEC SQL CONNECT TO pgday@127.0.0.1:5432 USER postgres;</text:p>
            <text:p/>
            <text:p/>
            <text:p/>
          </draw:text-box>
        </draw:frame>
        <draw:frame draw:style-name="gr3" draw:text-style-name="P5" draw:layer="layout" svg:width="25cm" svg:height="2.27cm" svg:x="2.6cm" svg:y="11.8cm">
          <draw:text-box>
            <text:p text:style-name="P5"><text:span text:style-name="T4"/></text:p>
            <text:p text:style-name="P5"><text:span text:style-name="T4">EXEC SQL SELECT id,nya INTO :asistente_id, :asistente_nya from asistentes where id=2;</text:span></text:p>
            <text:p text:style-name="P5"><text:span text:style-name="T4"/></text:p>
          </draw:text-box>
        </draw:frame>
        <draw:frame draw:style-name="gr3" draw:layer="layout" svg:width="23.6cm" svg:height="2.384cm" svg:x="2.4cm" svg:y="13.4cm">
          <draw:text-box>
            <text:p/>
            <text:p><text:s/>EXEC SQL DISCONNECT ALL;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Variables compartidas</text:p>
                <text:p>La forma de declaración de las variables es la que requiere el lenguaje anfitrión. </text:p>
                <text:p>Conviene declarar variables que tengan tipos que puedan manejar tanto el lenguaje anfitrion como el SQL.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7" draw:layer="layout" svg:width="24.639cm" svg:height="6.086cm" svg:x="1.4cm" svg:y="4.914cm" presentation:class="outline" presentation:user-transformed="true">
          <draw:text-box>
            <text:list text:style-name="L2">
              <text:list-header>
                <text:p>Variables compartidas</text:p>
                <text:p>Las variables que no pueda manejar el lenguaje anfitrion tales como timestamp deben ser accedidas con funciones especiales.</text:p>
                <text:p/>
                <text:p/>
                <text:p/>
              </text:list-header>
            </text:list>
          </draw:text-box>
        </draw:frame>
        <draw:frame draw:style-name="gr3" draw:layer="layout" svg:width="23.4cm" svg:height="5.939cm" svg:x="2.6cm" svg:y="11cm">
          <draw:text-box>
            <text:p>#include &lt;pgtypes_timestamp.h</text:p>
            <text:p>EXEC SQL BEGIN DECLARE SECTION;</text:p>
            <text:p>timestamp ts;</text:p>
            <text:p>EXEC SQL END DECLARE SECTION;</text:p>
            <text:p/>
            <text:p>EXEC SQL SELECT now()::timestamp INTO :ts;</text:p>
            <text:p/>
            <text:p>printf("ts = %s\n", PGTYPEStimestamp_to_asc(ts))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Manejo de errores</text:p>
              </text:list-header>
              <text:list-item>
                <text:p>Mediante callbacks usan whenever</text:p>
              </text:list-item>
              <text:list-item>
                <text:p>Información detallada con la estructura sqlc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header>
                <text:p>Preprocesando</text:p>
                <text:p><text:span text:style-name="T2"/></text:p>
                <text:p><text:span text:style-name="T2"># ecpg</text:span><text:span text:style-name="T5"> archivo_salida</text:span><text:span text:style-name="T2"> archivo_entrada</text:span></text:p>
                <text:p><text:span text:style-name="T2">#gcc -g -I /us/local/pgsql/include -o archivo_salida.exe</text:span></text:p>
                <text:p><text:span text:style-name="T5">archivo_entrada_preprocesado</text:span><text:span text:style-name="T2"> -L /usr/local/pgsql/lib -lecpg -lpq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greSQL – ecpg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header>
                <text:p>Migración de CFIX a ECPG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elo </meta:initial-creator>
    <meta:creation-date>2013-11-09T18:19:31</meta:creation-date>
    <dc:date>2013-11-10T02:21:33</dc:date>
    <dc:creator>marcelo </dc:creator>
    <meta:editing-duration>PT4H34M54S</meta:editing-duration>
    <meta:editing-cycles>15</meta:editing-cycles>
    <meta:generator>LibreOffice/3.5$Linux_X86_64 LibreOffice_project/350m1$Build-2</meta:generator>
    <meta:document-statistic meta:object-count="67"/>
  </office:meta>
</office:document-meta>
</file>